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1.89mm"/>
    </style:style>
    <style:style style:name="co4" style:family="table-column">
      <style:table-column-properties fo:break-before="auto" style:column-width="46.37mm"/>
    </style:style>
    <style:style style:name="co5" style:family="table-column">
      <style:table-column-properties fo:break-before="auto" style:column-width="61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="none"/>
    </style:style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34.34mm" svg:y="9.49mm">
            <draw:object draw:notify-on-update-of-ranges="Sheet1.B3:Sheet1.B23 Sheet1.F3:Sheet1.F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3.51mm" svg:y="106.52mm">
            <draw:object draw:notify-on-update-of-ranges="Sheet1.B24:Sheet1.B44 Sheet1.F24:Sheet1.F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33.52mm" svg:y="200.03mm">
            <draw:object draw:notify-on-update-of-ranges="Sheet1.B45:Sheet1.B65 Sheet1.F45:Sheet1.F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6mm" svg:height="90.04mm" svg:x="322.69mm" svg:y="479.44mm">
            <draw:object draw:notify-on-update-of-ranges="Sheet1.G75:Sheet1.G75 Sheet1.F75:Sheet1.F75 Sheet1.G76:Sheet1.G76 Sheet1.F76:Sheet1.F76 Sheet1.G77:Sheet1.G77 Sheet1.F77:Sheet1.G77 Sheet1.G78:Sheet1.G78 Sheet1.F78:Sheet1.G78 Sheet1.G79:Sheet1.G79 Sheet1.F79:Sheet1.G79 Sheet1.G80:Sheet1.G80 Sheet1.F80:Sheet1.G8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59.97mm" svg:height="90.04mm" svg:x="134.72mm" svg:y="481.3mm">
            <draw:object draw:notify-on-update-of-ranges="Sheet1.G97:Sheet1.G102 Sheet1.H97:Sheet1.H10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Номер эксперимента</text:p>
          </table:table-cell>
          <table:table-cell table:style-name="ce1" table:number-columns-spanned="3" table:number-rows-spanned="1"/>
          <table:covered-table-cell table:number-columns-repeated="2"/>
          <table:table-cell table:style-name="ce1" office:value-type="string" calcext:value-type="string" table:number-columns-spanned="1" table:number-rows-spanned="2">
            <text:p>Показания микроамперметра I, мкА</text:p>
          </table:table-cell>
          <table:table-cell office:value-type="string" calcext:value-type="string" table:number-columns-spanned="1" table:number-rows-spanned="2">
            <text:p>Мощность</text:p>
          </table:table-cell>
          <table:table-cell table:style-name="ce1" office:value-type="string" calcext:value-type="string" table:number-columns-spanned="1" table:number-rows-spanned="2">
            <text:p>Плотность потока энергии</text:p>
          </table:table-cell>
          <table:table-cell office:value-type="string" calcext:value-type="string">
            <text:p>мкВт/см2</text:p>
          </table:table-cell>
          <table:table-cell office:value-type="float" office:value="0.35" calcext:value-type="float">
            <text:p>0,35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formula="of:=[.E3]*[.$I$1]" office:value-type="float" office:value="11.2" calcext:value-type="float">
            <text:p>11,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E4]*[.$I$1]" office:value-type="float" office:value="10.5" calcext:value-type="float">
            <text:p>10,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E5]*[.$I$1]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6]*[.$I$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E7]*[.$I$1]" office:value-type="float" office:value="6.3" calcext:value-type="float">
            <text:p>6,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8]*[.$I$1]" office:value-type="float" office:value="4.55" calcext:value-type="float">
            <text:p>4,5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E9]*[.$I$1]" office:value-type="float" office:value="2.45" calcext:value-type="float">
            <text:p>2,4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E10]*[.$I$1]" office:value-type="float" office:value="5.6" calcext:value-type="float">
            <text:p>5,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E11]*[.$I$1]" office:value-type="float" office:value="3.5" calcext:value-type="float">
            <text:p>3,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5" calcext:value-type="float">
            <text:p>2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12]*[.$I$1]" office:value-type="float" office:value="1.4" calcext:value-type="float">
            <text:p>1,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E13]*[.$I$1]" office:value-type="float" office:value="3.15" calcext:value-type="float">
            <text:p>3,1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5" calcext:value-type="float">
            <text:p>2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E14]*[.$I$1]" office:value-type="float" office:value="2.8" calcext:value-type="float">
            <text:p>2,8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15]*[.$I$1]" office:value-type="float" office:value="5.25" calcext:value-type="float">
            <text:p>5,2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16]*[.$I$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17]*[.$I$1]" office:value-type="float" office:value="11.2" calcext:value-type="float">
            <text:p>11,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[.E18]*[.$I$1]" office:value-type="float" office:value="9.1" calcext:value-type="float">
            <text:p>9,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E19]*[.$I$1]" office:value-type="float" office:value="7.7" calcext:value-type="float">
            <text:p>7,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.5" calcext:value-type="float">
            <text:p>42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E20]*[.$I$1]" office:value-type="float" office:value="10.5" calcext:value-type="float">
            <text:p>10,5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21]*[.$I$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22]*[.$I$1]" office:value-type="float" office:value="4.55" calcext:value-type="float">
            <text:p>4,55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E23]*[.$I$1]" office:value-type="float" office:value="5.6" calcext:value-type="float">
            <text:p>5,6</text:p>
          </table:table-cell>
          <table:table-cell table:number-columns-repeated="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formula="of:=[.E24]*[.$I$1]" office:value-type="float" office:value="5.6" calcext:value-type="float">
            <text:p>5,6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25]*[.$I$1]" office:value-type="float" office:value="11.2" calcext:value-type="float">
            <text:p>11,2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26]*[.$I$1]" office:value-type="float" office:value="4.55" calcext:value-type="float">
            <text:p>4,55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E27]*[.$I$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[.E28]*[.$I$1]" office:value-type="float" office:value="10.15" calcext:value-type="float">
            <text:p>10,15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5" calcext:value-type="float">
            <text:p>1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E29]*[.$I$1]" office:value-type="float" office:value="3.5" calcext:value-type="float">
            <text:p>3,5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E30]*[.$I$1]" office:value-type="float" office:value="3.5" calcext:value-type="float">
            <text:p>3,5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.5" calcext:value-type="float">
            <text:p>1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31]*[.$I$1]"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32]*[.$I$1]" office:value-type="float" office:value="1.75" calcext:value-type="float">
            <text:p>1,75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.5" calcext:value-type="float">
            <text:p>2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E33]*[.$I$1]" office:value-type="float" office:value="1.05" calcext:value-type="float">
            <text:p>1,05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34]*[.$I$1]" office:value-type="float" office:value="1.75" calcext:value-type="float">
            <text:p>1,75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.5" calcext:value-type="float">
            <text:p>2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E35]*[.$I$1]" office:value-type="float" office:value="2.45" calcext:value-type="float">
            <text:p>2,45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E36]*[.$I$1]" office:value-type="float" office:value="3.15" calcext:value-type="float">
            <text:p>3,15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.5" calcext:value-type="float">
            <text:p>3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37]*[.$I$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[.E38]*[.$I$1]" office:value-type="float" office:value="5.95" calcext:value-type="float">
            <text:p>5,95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,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39]*[.$I$1]" office:value-type="float" office:value="5.25" calcext:value-type="float">
            <text:p>5,25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E40]*[.$I$1]" office:value-type="float" office:value="6.3" calcext:value-type="float">
            <text:p>6,3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.5" calcext:value-type="float">
            <text:p>42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E41]*[.$I$1]" office:value-type="float" office:value="2.45" calcext:value-type="float">
            <text:p>2,4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42]*[.$I$1]" office:value-type="float" office:value="0.35" calcext:value-type="float">
            <text:p>0,35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.5" calcext:value-type="float">
            <text:p>47,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E43]*[.$I$1]" office:value-type="float" office:value="1.05" calcext:value-type="float">
            <text:p>1,05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E44]*[.$I$1]" office:value-type="float" office:value="3.85" calcext:value-type="float">
            <text:p>3,85</text:p>
          </table:table-cell>
          <table:table-cell table:number-columns-repeated="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formula="of:=[.E45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E46]*[.$I$1]" office:value-type="float" office:value="6.3" calcext:value-type="float">
            <text:p>6,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E47]*[.$I$1]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48]*[.$I$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E49]*[.$I$1]" office:value-type="float" office:value="10.85" calcext:value-type="float">
            <text:p>10,85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50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51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" calcext:value-type="float">
            <text:p>1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52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formula="of:=[.E53]*[.$I$1]" office:value-type="float" office:value="12.95" calcext:value-type="float">
            <text:p>12,95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.5" calcext:value-type="float">
            <text:p>22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E54]*[.$I$1]" office:value-type="float" office:value="4.9" calcext:value-type="float">
            <text:p>4,9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55]*[.$I$1]" office:value-type="float" office:value="1.4" calcext:value-type="float">
            <text:p>1,4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.5" calcext:value-type="float">
            <text:p>2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56]*[.$I$1]" office:value-type="float" office:value="0.35" calcext:value-type="float">
            <text:p>0,35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E57]*[.$I$1]" office:value-type="float" office:value="3.85" calcext:value-type="float">
            <text:p>3,8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.5" calcext:value-type="float">
            <text:p>32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58]*[.$I$1]" office:value-type="float" office:value="5.25" calcext:value-type="float">
            <text:p>5,25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E59]*[.$I$1]" office:value-type="float" office:value="4.9" calcext:value-type="float">
            <text:p>4,9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.5" calcext:value-type="float">
            <text:p>3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[.E60]*[.$I$1]" office:value-type="float" office:value="7.7" calcext:value-type="float">
            <text:p>7,7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E61]*[.$I$1]" office:value-type="float" office:value="3.85" calcext:value-type="float">
            <text:p>3,85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.5" calcext:value-type="float">
            <text:p>42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62]*[.$I$1]" office:value-type="float" office:value="5.25" calcext:value-type="float">
            <text:p>5,25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E63]*[.$I$1]" office:value-type="float" office:value="5.25" calcext:value-type="float">
            <text:p>5,25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.5" calcext:value-type="float">
            <text:p>47,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64]*[.$I$1]"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E65]*[.$I$1]" office:value-type="float" office:value="4.2" calcext:value-type="float">
            <text:p>4,2</text:p>
          </table:table-cell>
          <table:table-cell table:number-columns-repeated="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formula="of:=[.E66]*[.$I$1]" office:value-type="float" office:value="6.3" calcext:value-type="float">
            <text:p>6,3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E67]*[.$I$1]" office:value-type="float" office:value="1.75" calcext:value-type="float">
            <text:p>1,75</text:p>
          </table:table-cell>
          <table:table-cell table:number-columns-repeated="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68]*[.$I$1]" office:value-type="float" office:value="4.55" calcext:value-type="float">
            <text:p>4,55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69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70]*[.$I$1]" office:value-type="float" office:value="17.5" calcext:value-type="float">
            <text:p>17,5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E71]*[.$I$1]" office:value-type="float" office:value="4.2" calcext:value-type="float">
            <text:p>4,2</text:p>
          </table:table-cell>
          <table:table-cell table:number-columns-repeated="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72]*[.$I$1]" office:value-type="float" office:value="1.4" calcext:value-type="float">
            <text:p>1,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73]*[.$I$1]" office:value-type="float" office:value="0.7" calcext:value-type="float">
            <text:p>0,7</text:p>
          </table:table-cell>
          <table:table-cell table:number-columns-repeated="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E74]*[.$I$1]" office:value-type="float" office:value="1.05" calcext:value-type="float">
            <text:p>1,05</text:p>
          </table:table-cell>
          <table:table-cell table:number-columns-repeated="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formula="of:=[.E75]*[.$I$1]" office:value-type="float" office:value="17.5" calcext:value-type="float">
            <text:p>17,5</text:p>
          </table:table-cell>
          <table:table-cell office:value-type="string" calcext:value-type="string">
            <text:p>без экрана</text:p>
          </table:table-cell>
          <table:table-cell/>
          <table:table-cell office:value-type="string" calcext:value-type="string">
            <text:p>Asus ZB602KL</text:p>
          </table:table-cell>
          <table:table-cell table:number-columns-repeated="2"/>
          <table:table-cell office:value-type="string" calcext:value-type="string">
            <text:p>Honor 10</text:p>
          </table:table-cell>
          <table:table-cell/>
          <table:table-cell office:value-type="string" calcext:value-type="string">
            <text:p>Iphone1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76]*[.$I$1]" office:value-type="float" office:value="17.5" calcext:value-type="float">
            <text:p>17,5</text:p>
          </table:table-cell>
          <table:table-cell office:value-type="string" calcext:value-type="string">
            <text:p>пластик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E77]*[.$I$1]" office:value-type="float" office:value="12.25" calcext:value-type="float">
            <text:p>12,25</text:p>
          </table:table-cell>
          <table:table-cell office:value-type="string" calcext:value-type="string">
            <text:p>резина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78]*[.$I$1]" office:value-type="float" office:value="11.2" calcext:value-type="float">
            <text:p>11,2</text:p>
          </table:table-cell>
          <table:table-cell office:value-type="string" calcext:value-type="string">
            <text:p>решетка крупная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79]*[.$I$1]" office:value-type="float" office:value="1.4" calcext:value-type="float">
            <text:p>1,4</text:p>
          </table:table-cell>
          <table:table-cell office:value-type="string" calcext:value-type="string">
            <text:p>железный лист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80]*[.$I$1]" office:value-type="float" office:value="0.7" calcext:value-type="float">
            <text:p>0,7</text:p>
          </table:table-cell>
          <table:table-cell office:value-type="string" calcext:value-type="string">
            <text:p>решетка мелкая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formula="of:=[.E83]*[.$I$1]" office:value-type="float" office:value="17.5" calcext:value-type="float">
            <text:p>17,5</text:p>
          </table:table-cell>
          <table:table-cell office:value-type="string" calcext:value-type="string">
            <text:p>без экрана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84]*[.$I$1]" office:value-type="float" office:value="17.5" calcext:value-type="float">
            <text:p>17,5</text:p>
          </table:table-cell>
          <table:table-cell office:value-type="string" calcext:value-type="string">
            <text:p>пластик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E85]*[.$I$1]" office:value-type="float" office:value="12.25" calcext:value-type="float">
            <text:p>12,25</text:p>
          </table:table-cell>
          <table:table-cell office:value-type="string" calcext:value-type="string">
            <text:p>резина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86]*[.$I$1]" office:value-type="float" office:value="11.2" calcext:value-type="float">
            <text:p>11,2</text:p>
          </table:table-cell>
          <table:table-cell office:value-type="string" calcext:value-type="string">
            <text:p>решетка крупная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87]*[.$I$1]" office:value-type="float" office:value="1.4" calcext:value-type="float">
            <text:p>1,4</text:p>
          </table:table-cell>
          <table:table-cell office:value-type="string" calcext:value-type="string">
            <text:p>железный лист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88]*[.$I$1]" office:value-type="float" office:value="0.7" calcext:value-type="float">
            <text:p>0,7</text:p>
          </table:table-cell>
          <table:table-cell office:value-type="string" calcext:value-type="string">
            <text:p>решетка мелкая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formula="of:=[.E90]*[.$I$1]" office:value-type="float" office:value="17.5" calcext:value-type="float">
            <text:p>17,5</text:p>
          </table:table-cell>
          <table:table-cell office:value-type="string" calcext:value-type="string">
            <text:p>без экрана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91]*[.$I$1]" office:value-type="float" office:value="11.2" calcext:value-type="float">
            <text:p>11,2</text:p>
          </table:table-cell>
          <table:table-cell office:value-type="string" calcext:value-type="string">
            <text:p>решетка крупная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92]*[.$I$1]" office:value-type="float" office:value="1.4" calcext:value-type="float">
            <text:p>1,4</text:p>
          </table:table-cell>
          <table:table-cell office:value-type="string" calcext:value-type="string">
            <text:p>железный лист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93]*[.$I$1]" office:value-type="float" office:value="0.7" calcext:value-type="float">
            <text:p>0,7</text:p>
          </table:table-cell>
          <table:table-cell office:value-type="string" calcext:value-type="string">
            <text:p>решетка мелкая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E94]*[.$I$1]" office:value-type="float" office:value="12.25" calcext:value-type="float">
            <text:p>12,25</text:p>
          </table:table-cell>
          <table:table-cell office:value-type="string" calcext:value-type="string">
            <text:p>резина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95]*[.$I$1]" office:value-type="float" office:value="17.5" calcext:value-type="float">
            <text:p>17,5</text:p>
          </table:table-cell>
          <table:table-cell office:value-type="string" calcext:value-type="string">
            <text:p>советский старый плотный пласти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formula="of:=[.E97]*[.$I$1]" office:value-type="float" office:value="17.5" calcext:value-type="float">
            <text:p>17,5</text:p>
          </table:table-cell>
          <table:table-cell office:value-type="string" calcext:value-type="string">
            <text:p>без экрана</text:p>
          </table:table-cell>
          <table:table-cell table:style-name="ce6" table:formula="of:=[.F97]/[.$F$97]"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E98]*[.$I$1]" office:value-type="float" office:value="17.5" calcext:value-type="float">
            <text:p>17,5</text:p>
          </table:table-cell>
          <table:table-cell office:value-type="string" calcext:value-type="string">
            <text:p>пластик</text:p>
          </table:table-cell>
          <table:table-cell table:style-name="ce6" table:formula="of:=[.F98]/[.$F$97]"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E99]*[.$I$1]" office:value-type="float" office:value="12.25" calcext:value-type="float">
            <text:p>12,25</text:p>
          </table:table-cell>
          <table:table-cell office:value-type="string" calcext:value-type="string">
            <text:p>резина</text:p>
          </table:table-cell>
          <table:table-cell table:style-name="ce6" table:formula="of:=[.F99]/[.$F$97]" office:value-type="float" office:value="0.7" calcext:value-type="float">
            <text:p>0,7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E100]*[.$I$1]" office:value-type="float" office:value="11.2" calcext:value-type="float">
            <text:p>11,2</text:p>
          </table:table-cell>
          <table:table-cell office:value-type="string" calcext:value-type="string">
            <text:p>решетка крупная</text:p>
          </table:table-cell>
          <table:table-cell table:style-name="ce6" table:formula="of:=[.F100]/[.$F$97]" office:value-type="float" office:value="0.64" calcext:value-type="float">
            <text:p>0,64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E101]*[.$I$1]" office:value-type="float" office:value="1.4" calcext:value-type="float">
            <text:p>1,4</text:p>
          </table:table-cell>
          <table:table-cell office:value-type="string" calcext:value-type="string">
            <text:p>железный лист</text:p>
          </table:table-cell>
          <table:table-cell table:style-name="ce6" table:formula="of:=[.F101]/[.$F$97]" office:value-type="float" office:value="0.08" calcext:value-type="float">
            <text:p>0,08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E102]*[.$I$1]" office:value-type="float" office:value="0.7" calcext:value-type="float">
            <text:p>0,7</text:p>
          </table:table-cell>
          <table:table-cell office:value-type="string" calcext:value-type="string">
            <text:p>решетка мелкая</text:p>
          </table:table-cell>
          <table:table-cell table:style-name="ce6" table:formula="of:=[.F102]/[.$F$97]" office:value-type="float" office:value="0.04" calcext:value-type="float">
            <text:p>0,04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159.99mm" svg:height="89.99mm" svg:x="310.76mm" svg:y="7.91mm">
            <draw:object draw:notify-on-update-of-ranges="Sheet2.A1:Sheet2.C1 Sheet2.A2:Sheet2.C2 Sheet2.A3:Sheet2.C3 Sheet2.A4:Sheet2.C4 Sheet2.A5:Sheet2.C5 Sheet2.A6:Sheet2.C6 Sheet2.A7:Sheet2.C7 Sheet2.A8:Sheet2.C8 Sheet2.A9:Sheet2.C9 Sheet2.A10:Sheet2.C10 Sheet2.A11:Sheet2.C11 Sheet2.A12:Sheet2.C12 Sheet2.A13:Sheet2.C13 Sheet2.A14:Sheet2.C14 Sheet2.A15:Sheet2.C15 Sheet2.A16:Sheet2.C16 Sheet2.A17:Sheet2.C17 Sheet2.A18:Sheet2.C18 Sheet2.A19:Sheet2.C19 Sheet2.A20:Sheet2.C20 Sheet2.A21:Sheet2.C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8mm" svg:height="90.04mm" svg:x="311.4mm" svg:y="103.06mm">
            <draw:object draw:notify-on-update-of-ranges="Sheet2.I1:Sheet2.K1 Sheet2.I2:Sheet2.K2 Sheet2.I3:Sheet2.K3 Sheet2.I4:Sheet2.K4 Sheet2.I5:Sheet2.K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7mm" svg:height="90.05mm" svg:x="311.4mm" svg:y="197.62mm">
            <draw:object draw:notify-on-update-of-ranges="Sheet2.A23:Sheet2.C23 Sheet2.A24:Sheet2.C24 Sheet2.A25:Sheet2.C25 Sheet2.A26:Sheet2.C26 Sheet2.A27:Sheet2.C27 Sheet2.A28:Sheet2.C28 Sheet2.A29:Sheet2.C29 Sheet2.A30:Sheet2.C30 Sheet2.A31:Sheet2.C31 Sheet2.A32:Sheet2.C32 Sheet2.A33:Sheet2.C33 Sheet2.A34:Sheet2.C34 Sheet2.A35:Sheet2.C35 Sheet2.A36:Sheet2.C36 Sheet2.A37:Sheet2.C37 Sheet2.A38:Sheet2.C38 Sheet2.A39:Sheet2.C39 Sheet2.A40:Sheet2.C40 Sheet2.A41:Sheet2.C41 Sheet2.A42:Sheet2.C42 Sheet2.A43:Sheet2.C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9.99mm" svg:height="89.99mm" svg:x="159.05mm" svg:y="100.34mm">
            <draw:object draw:notify-on-update-of-ranges="Sheet2.E23:Sheet2.G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159.99mm" svg:height="89.99mm" svg:x="159.05mm" svg:y="1mm">
            <draw:object draw:notify-on-update-of-ranges="Sheet2.E1:Sheet2.G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11.2" calcext:value-type="float">
            <text:p>11,2</text:p>
          </table:table-cell>
          <table:table-cell office:value-type="float" office:value="17.5" calcext:value-type="float">
            <text:p>17,5</text:p>
          </table:table-cell>
          <table:table-cell/>
          <table:table-cell table:formula="of:=SUM([.A1:.A21])/COUNT([.A1:.A21])" office:value-type="float" office:value="3.88333333333333" calcext:value-type="float">
            <text:p>3,88333333333333</text:p>
          </table:table-cell>
          <table:table-cell table:formula="of:=SUM([.B1:.B21])/COUNT([.B1:.B21])" office:value-type="float" office:value="6.68333333333333" calcext:value-type="float">
            <text:p>6,68333333333333</text:p>
          </table:table-cell>
          <table:table-cell table:formula="of:=SUM([.C1:.C21])/COUNT([.C1:.C21])" office:value-type="float" office:value="8.03333333333333" calcext:value-type="float">
            <text:p>8,03333333333333</text:p>
          </table:table-cell>
          <table:table-cell/>
          <table:table-cell office:value-type="float" office:value="5.6" calcext:value-type="float">
            <text:p>5,6</text:p>
          </table:table-cell>
          <table:table-cell office:value-type="float" office:value="11.2" calcext:value-type="float">
            <text:p>11,2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10.5" calcext:value-type="float">
            <text:p>10,5</text:p>
          </table:table-cell>
          <table:table-cell office:value-type="float" office:value="6.3" calcext:value-type="float">
            <text:p>6,3</text:p>
          </table:table-cell>
          <table:table-cell table:number-columns-repeated="5"/>
          <table:table-cell office:value-type="float" office:value="3.5" calcext:value-type="float">
            <text:p>3,5</text:p>
          </table:table-cell>
          <table:table-cell office:value-type="float" office:value="4.55" calcext:value-type="float">
            <text:p>4,55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/>
          <table:table-cell office:value-type="float" office:value="1.75" calcext:value-type="float">
            <text:p>1,75</text:p>
          </table:table-cell>
          <table:table-cell office:value-type="float" office:value="3.15" calcext:value-type="float">
            <text:p>3,15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  <table:table-cell office:value-type="float" office:value="5.25" calcext:value-type="float">
            <text:p>5,25</text:p>
          </table:table-cell>
          <table:table-cell office:value-type="float" office:value="9.1" calcext:value-type="float">
            <text:p>9,1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10.15" calcext:value-type="float">
            <text:p>10,15</text:p>
          </table:table-cell>
          <table:table-cell office:value-type="float" office:value="6.3" calcext:value-type="float">
            <text:p>6,3</text:p>
          </table:table-cell>
          <table:table-cell office:value-type="float" office:value="10.85" calcext:value-type="float">
            <text:p>10,85</text:p>
          </table:table-cell>
          <table:table-cell table:number-columns-repeated="5"/>
          <table:table-cell office:value-type="float" office:value="3.85" calcext:value-type="float">
            <text:p>3,85</text:p>
          </table:table-cell>
          <table:table-cell office:value-type="float" office:value="5.6" calcext:value-type="float">
            <text:p>5,6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4.55" calcext:value-type="float">
            <text:p>4,55</text:p>
          </table:table-cell>
          <table:table-cell office:value-type="float" office:value="17.5" calcext:value-type="float">
            <text:p>17,5</text:p>
          </table:table-cell>
          <table:table-cell table:number-columns-repeated="8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45" calcext:value-type="float">
            <text:p>2,45</text:p>
          </table:table-cell>
          <table:table-cell office:value-type="float" office:value="17.5" calcext:value-type="float">
            <text:p>17,5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.6" calcext:value-type="float">
            <text:p>5,6</text:p>
          </table:table-cell>
          <table:table-cell office:value-type="float" office:value="17.5" calcext:value-type="float">
            <text:p>17,5</text:p>
          </table:table-cell>
          <table:table-cell table:number-columns-repeated="8"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3.5" calcext:value-type="float">
            <text:p>3,5</text:p>
          </table:table-cell>
          <table:table-cell office:value-type="float" office:value="12.95" calcext:value-type="float">
            <text:p>12,95</text:p>
          </table:table-cell>
          <table:table-cell table:number-columns-repeated="8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1.4" calcext:value-type="float">
            <text:p>1,4</text:p>
          </table:table-cell>
          <table:table-cell office:value-type="float" office:value="4.9" calcext:value-type="float">
            <text:p>4,9</text:p>
          </table:table-cell>
          <table:table-cell table:number-columns-repeated="8"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3.15" calcext:value-type="float">
            <text:p>3,15</text:p>
          </table:table-cell>
          <table:table-cell office:value-type="float" office:value="1.4" calcext:value-type="float">
            <text:p>1,4</text:p>
          </table:table-cell>
          <table:table-cell table:number-columns-repeated="8"/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2.8" calcext:value-type="float">
            <text:p>2,8</text:p>
          </table:table-cell>
          <table:table-cell office:value-type="float" office:value="0.35" calcext:value-type="float">
            <text:p>0,35</text:p>
          </table:table-cell>
          <table:table-cell table:number-columns-repeated="8"/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5.25" calcext:value-type="float">
            <text:p>5,25</text:p>
          </table:table-cell>
          <table:table-cell office:value-type="float" office:value="3.85" calcext:value-type="float">
            <text:p>3,8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.25" calcext:value-type="float">
            <text:p>5,25</text:p>
          </table:table-cell>
          <table:table-cell table:number-columns-repeated="8"/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11.2" calcext:value-type="float">
            <text:p>11,2</text:p>
          </table:table-cell>
          <table:table-cell office:value-type="float" office:value="4.9" calcext:value-type="float">
            <text:p>4,9</text:p>
          </table:table-cell>
          <table:table-cell table:number-columns-repeated="8"/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9.1" calcext:value-type="float">
            <text:p>9,1</text:p>
          </table:table-cell>
          <table:table-cell office:value-type="float" office:value="7.7" calcext:value-type="float">
            <text:p>7,7</text:p>
          </table:table-cell>
          <table:table-cell table:number-columns-repeated="8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7.7" calcext:value-type="float">
            <text:p>7,7</text:p>
          </table:table-cell>
          <table:table-cell office:value-type="float" office:value="3.85" calcext:value-type="float">
            <text:p>3,85</text:p>
          </table:table-cell>
          <table:table-cell table:number-columns-repeated="8"/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10.5" calcext:value-type="float">
            <text:p>10,5</text:p>
          </table:table-cell>
          <table:table-cell office:value-type="float" office:value="5.25" calcext:value-type="float">
            <text:p>5,25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7" calcext:value-type="float">
            <text:p>7</text:p>
          </table:table-cell>
          <table:table-cell office:value-type="float" office:value="5.25" calcext:value-type="float">
            <text:p>5,25</text:p>
          </table:table-cell>
          <table:table-cell table:number-columns-repeated="8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4.55" calcext:value-type="float">
            <text:p>4,55</text:p>
          </table:table-cell>
          <table:table-cell office:value-type="float" office:value="0.7" calcext:value-type="float">
            <text:p>0,7</text:p>
          </table:table-cell>
          <table:table-cell table:number-columns-repeated="8"/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5.6" calcext:value-type="float">
            <text:p>5,6</text:p>
          </table:table-cell>
          <table:table-cell office:value-type="float" office:value="4.2" calcext:value-type="float">
            <text:p>4,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formula="of:=[.A1]-[.$A1]" office:value-type="float" office:value="0" calcext:value-type="float">
            <text:p>0</text:p>
          </table:table-cell>
          <table:table-cell table:formula="of:=[.B1]-[.$A1]" office:value-type="float" office:value="5.6" calcext:value-type="float">
            <text:p>5,6</text:p>
          </table:table-cell>
          <table:table-cell table:formula="of:=[.C1]-[.$A1]" office:value-type="float" office:value="11.9" calcext:value-type="float">
            <text:p>11,9</text:p>
          </table:table-cell>
          <table:table-cell/>
          <table:table-cell table:formula="of:=SUM([.A23:.A43])/COUNT([.A23:.A43])" office:value-type="float" office:value="0" calcext:value-type="float">
            <text:p>0</text:p>
          </table:table-cell>
          <table:table-cell table:formula="of:=SUM([.B23:.B43])/COUNT([.B23:.B43])" office:value-type="float" office:value="2.8" calcext:value-type="float">
            <text:p>2,8</text:p>
          </table:table-cell>
          <table:table-cell table:formula="of:=SUM([.C23:.C43])/COUNT([.C23:.C43])" office:value-type="float" office:value="4.15" calcext:value-type="float">
            <text:p>4,15</text:p>
          </table:table-cell>
          <table:table-cell table:number-columns-repeated="4"/>
        </table:table-row>
        <table:table-row table:style-name="ro1">
          <table:table-cell table:formula="of:=[.A2]-[.$A2]" office:value-type="float" office:value="0" calcext:value-type="float">
            <text:p>0</text:p>
          </table:table-cell>
          <table:table-cell table:formula="of:=[.B2]-[.$A2]" office:value-type="float" office:value="-0.699999999999999" calcext:value-type="float">
            <text:p>-0,699999999999999</text:p>
          </table:table-cell>
          <table:table-cell table:formula="of:=[.C2]-[.$A2]" office:value-type="float" office:value="-4.9" calcext:value-type="float">
            <text:p>-4,9</text:p>
          </table:table-cell>
          <table:table-cell table:number-columns-repeated="8"/>
        </table:table-row>
        <table:table-row table:style-name="ro1">
          <table:table-cell table:formula="of:=[.A3]-[.$A3]" office:value-type="float" office:value="0" calcext:value-type="float">
            <text:p>0</text:p>
          </table:table-cell>
          <table:table-cell table:formula="of:=[.B3]-[.$A3]" office:value-type="float" office:value="9.45" calcext:value-type="float">
            <text:p>9,45</text:p>
          </table:table-cell>
          <table:table-cell table:formula="of:=[.C3]-[.$A3]" office:value-type="float" office:value="9.45" calcext:value-type="float">
            <text:p>9,45</text:p>
          </table:table-cell>
          <table:table-cell table:number-columns-repeated="8"/>
        </table:table-row>
        <table:table-row table:style-name="ro1">
          <table:table-cell table:formula="of:=[.A4]-[.$A4]" office:value-type="float" office:value="0" calcext:value-type="float">
            <text:p>0</text:p>
          </table:table-cell>
          <table:table-cell table:formula="of:=[.B4]-[.$A4]" office:value-type="float" office:value="7" calcext:value-type="float">
            <text:p>7</text:p>
          </table:table-cell>
          <table:table-cell table:formula="of:=[.C4]-[.$A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5]-[.$A5]" office:value-type="float" office:value="0" calcext:value-type="float">
            <text:p>0</text:p>
          </table:table-cell>
          <table:table-cell table:formula="of:=[.B5]-[.$A5]" office:value-type="float" office:value="-3.85" calcext:value-type="float">
            <text:p>-3,85</text:p>
          </table:table-cell>
          <table:table-cell table:formula="of:=[.C5]-[.$A5]" office:value-type="float" office:value="0.699999999999999" calcext:value-type="float">
            <text:p>0,699999999999999</text:p>
          </table:table-cell>
          <table:table-cell table:number-columns-repeated="8"/>
        </table:table-row>
        <table:table-row table:style-name="ro1">
          <table:table-cell table:formula="of:=[.A6]-[.$A6]" office:value-type="float" office:value="0" calcext:value-type="float">
            <text:p>0</text:p>
          </table:table-cell>
          <table:table-cell table:formula="of:=[.B6]-[.$A6]" office:value-type="float" office:value="1.05" calcext:value-type="float">
            <text:p>1,05</text:p>
          </table:table-cell>
          <table:table-cell table:formula="of:=[.C6]-[.$A6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formula="of:=[.A7]-[.$A7]" office:value-type="float" office:value="0" calcext:value-type="float">
            <text:p>0</text:p>
          </table:table-cell>
          <table:table-cell table:formula="of:=[.B7]-[.$A7]" office:value-type="float" office:value="-1.05" calcext:value-type="float">
            <text:p>-1,05</text:p>
          </table:table-cell>
          <table:table-cell table:formula="of:=[.C7]-[.$A7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formula="of:=[.A8]-[.$A8]" office:value-type="float" office:value="0" calcext:value-type="float">
            <text:p>0</text:p>
          </table:table-cell>
          <table:table-cell table:formula="of:=[.B8]-[.$A8]" office:value-type="float" office:value="4.9" calcext:value-type="float">
            <text:p>4,9</text:p>
          </table:table-cell>
          <table:table-cell table:formula="of:=[.C8]-[.$A8]" office:value-type="float" office:value="16.8" calcext:value-type="float">
            <text:p>16,8</text:p>
          </table:table-cell>
          <table:table-cell table:number-columns-repeated="8"/>
        </table:table-row>
        <table:table-row table:style-name="ro1">
          <table:table-cell table:formula="of:=[.A9]-[.$A9]" office:value-type="float" office:value="0" calcext:value-type="float">
            <text:p>0</text:p>
          </table:table-cell>
          <table:table-cell table:formula="of:=[.B9]-[.$A9]" office:value-type="float" office:value="1.75" calcext:value-type="float">
            <text:p>1,75</text:p>
          </table:table-cell>
          <table:table-cell table:formula="of:=[.C9]-[.$A9]" office:value-type="float" office:value="11.2" calcext:value-type="float">
            <text:p>11,2</text:p>
          </table:table-cell>
          <table:table-cell table:number-columns-repeated="8"/>
        </table:table-row>
        <table:table-row table:style-name="ro1">
          <table:table-cell table:formula="of:=[.A10]-[.$A10]" office:value-type="float" office:value="0" calcext:value-type="float">
            <text:p>0</text:p>
          </table:table-cell>
          <table:table-cell table:formula="of:=[.B10]-[.$A10]" office:value-type="float" office:value="0.35" calcext:value-type="float">
            <text:p>0,35</text:p>
          </table:table-cell>
          <table:table-cell table:formula="of:=[.C10]-[.$A10]" office:value-type="float" office:value="3.85" calcext:value-type="float">
            <text:p>3,85</text:p>
          </table:table-cell>
          <table:table-cell table:number-columns-repeated="8"/>
        </table:table-row>
        <table:table-row table:style-name="ro1">
          <table:table-cell table:formula="of:=[.A11]-[.$A11]" office:value-type="float" office:value="0" calcext:value-type="float">
            <text:p>0</text:p>
          </table:table-cell>
          <table:table-cell table:formula="of:=[.B11]-[.$A11]" office:value-type="float" office:value="1.4" calcext:value-type="float">
            <text:p>1,4</text:p>
          </table:table-cell>
          <table:table-cell table:formula="of:=[.C11]-[.$A11]" office:value-type="float" office:value="-0.35" calcext:value-type="float">
            <text:p>-0,35</text:p>
          </table:table-cell>
          <table:table-cell table:number-columns-repeated="8"/>
        </table:table-row>
        <table:table-row table:style-name="ro1">
          <table:table-cell table:formula="of:=[.A12]-[.$A12]" office:value-type="float" office:value="0" calcext:value-type="float">
            <text:p>0</text:p>
          </table:table-cell>
          <table:table-cell table:formula="of:=[.B12]-[.$A12]" office:value-type="float" office:value="0.35" calcext:value-type="float">
            <text:p>0,35</text:p>
          </table:table-cell>
          <table:table-cell table:formula="of:=[.C12]-[.$A12]" office:value-type="float" office:value="-2.1" calcext:value-type="float">
            <text:p>-2,1</text:p>
          </table:table-cell>
          <table:table-cell table:number-columns-repeated="8"/>
        </table:table-row>
        <table:table-row table:style-name="ro1">
          <table:table-cell table:formula="of:=[.A13]-[.$A13]" office:value-type="float" office:value="0" calcext:value-type="float">
            <text:p>0</text:p>
          </table:table-cell>
          <table:table-cell table:formula="of:=[.B13]-[.$A13]" office:value-type="float" office:value="2.1" calcext:value-type="float">
            <text:p>2,1</text:p>
          </table:table-cell>
          <table:table-cell table:formula="of:=[.C13]-[.$A13]" office:value-type="float" office:value="0.7" calcext:value-type="float">
            <text:p>0,7</text:p>
          </table:table-cell>
          <table:table-cell table:number-columns-repeated="8"/>
        </table:table-row>
        <table:table-row table:style-name="ro1">
          <table:table-cell table:formula="of:=[.A14]-[.$A14]" office:value-type="float" office:value="0" calcext:value-type="float">
            <text:p>0</text:p>
          </table:table-cell>
          <table:table-cell table:formula="of:=[.B14]-[.$A14]" office:value-type="float" office:value="0" calcext:value-type="float">
            <text:p>0</text:p>
          </table:table-cell>
          <table:table-cell table:formula="of:=[.C14]-[.$A14]" office:value-type="float" office:value="-1.75" calcext:value-type="float">
            <text:p>-1,75</text:p>
          </table:table-cell>
          <table:table-cell table:number-columns-repeated="8"/>
        </table:table-row>
        <table:table-row table:style-name="ro1">
          <table:table-cell table:formula="of:=[.A15]-[.$A15]" office:value-type="float" office:value="0" calcext:value-type="float">
            <text:p>0</text:p>
          </table:table-cell>
          <table:table-cell table:formula="of:=[.B15]-[.$A15]" office:value-type="float" office:value="5.25" calcext:value-type="float">
            <text:p>5,25</text:p>
          </table:table-cell>
          <table:table-cell table:formula="of:=[.C15]-[.$A15]" office:value-type="float" office:value="-1.05" calcext:value-type="float">
            <text:p>-1,05</text:p>
          </table:table-cell>
          <table:table-cell table:number-columns-repeated="8"/>
        </table:table-row>
        <table:table-row table:style-name="ro1">
          <table:table-cell table:formula="of:=[.A16]-[.$A16]" office:value-type="float" office:value="0" calcext:value-type="float">
            <text:p>0</text:p>
          </table:table-cell>
          <table:table-cell table:formula="of:=[.B16]-[.$A16]" office:value-type="float" office:value="3.85" calcext:value-type="float">
            <text:p>3,85</text:p>
          </table:table-cell>
          <table:table-cell table:formula="of:=[.C16]-[.$A16]" office:value-type="float" office:value="2.45" calcext:value-type="float">
            <text:p>2,45</text:p>
          </table:table-cell>
          <table:table-cell table:number-columns-repeated="8"/>
        </table:table-row>
        <table:table-row table:style-name="ro1">
          <table:table-cell table:formula="of:=[.A17]-[.$A17]" office:value-type="float" office:value="0" calcext:value-type="float">
            <text:p>0</text:p>
          </table:table-cell>
          <table:table-cell table:formula="of:=[.B17]-[.$A17]" office:value-type="float" office:value="1.4" calcext:value-type="float">
            <text:p>1,4</text:p>
          </table:table-cell>
          <table:table-cell table:formula="of:=[.C17]-[.$A17]" office:value-type="float" office:value="-2.45" calcext:value-type="float">
            <text:p>-2,45</text:p>
          </table:table-cell>
          <table:table-cell table:number-columns-repeated="8"/>
        </table:table-row>
        <table:table-row table:style-name="ro1">
          <table:table-cell table:formula="of:=[.A18]-[.$A18]" office:value-type="float" office:value="0" calcext:value-type="float">
            <text:p>0</text:p>
          </table:table-cell>
          <table:table-cell table:formula="of:=[.B18]-[.$A18]" office:value-type="float" office:value="8.05" calcext:value-type="float">
            <text:p>8,05</text:p>
          </table:table-cell>
          <table:table-cell table:formula="of:=[.C18]-[.$A18]" office:value-type="float" office:value="2.8" calcext:value-type="float">
            <text:p>2,8</text:p>
          </table:table-cell>
          <table:table-cell table:number-columns-repeated="8"/>
        </table:table-row>
        <table:table-row table:style-name="ro1">
          <table:table-cell table:formula="of:=[.A19]-[.$A19]" office:value-type="float" office:value="0" calcext:value-type="float">
            <text:p>0</text:p>
          </table:table-cell>
          <table:table-cell table:formula="of:=[.B19]-[.$A19]" office:value-type="float" office:value="6.65" calcext:value-type="float">
            <text:p>6,65</text:p>
          </table:table-cell>
          <table:table-cell table:formula="of:=[.C19]-[.$A19]" office:value-type="float" office:value="4.9" calcext:value-type="float">
            <text:p>4,9</text:p>
          </table:table-cell>
          <table:table-cell table:number-columns-repeated="8"/>
        </table:table-row>
        <table:table-row table:style-name="ro1">
          <table:table-cell table:formula="of:=[.A20]-[.$A20]" office:value-type="float" office:value="0" calcext:value-type="float">
            <text:p>0</text:p>
          </table:table-cell>
          <table:table-cell table:formula="of:=[.B20]-[.$A20]" office:value-type="float" office:value="3.5" calcext:value-type="float">
            <text:p>3,5</text:p>
          </table:table-cell>
          <table:table-cell table:formula="of:=[.C20]-[.$A20]" office:value-type="float" office:value="-0.35" calcext:value-type="float">
            <text:p>-0,35</text:p>
          </table:table-cell>
          <table:table-cell table:number-columns-repeated="8"/>
        </table:table-row>
        <table:table-row table:style-name="ro1">
          <table:table-cell table:formula="of:=[.A21]-[.$A21]" office:value-type="float" office:value="0" calcext:value-type="float">
            <text:p>0</text:p>
          </table:table-cell>
          <table:table-cell table:formula="of:=[.B21]-[.$A21]" office:value-type="float" office:value="1.75" calcext:value-type="float">
            <text:p>1,75</text:p>
          </table:table-cell>
          <table:table-cell table:formula="of:=[.C21]-[.$A21]" office:value-type="float" office:value="0.35" calcext:value-type="float">
            <text:p>0,3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.00.0000</text:date>, <text:time style:data-style-name="N2" text:time-value="16:40:54.171783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30T12:02:22.604469445</meta:creation-date>
    <dc:date>2021-10-27T21:38:06.944026421</dc:date>
    <meta:editing-duration>PT2H53M40S</meta:editing-duration>
    <meta:editing-cycles>3</meta:editing-cycles>
    <meta:generator>LibreOffice/6.0.7.3$Linux_X86_64 LibreOffice_project/00m0$Build-3</meta:generator>
    <meta:document-statistic meta:table-count="2" meta:cell-count="80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1.B3:Sheet1.B23 Sheet1.F3:Sheet1.F23" svg:x="0.32cm" svg:y="0.18cm" svg:width="12.534cm" svg:height="8.64cm">
          <chartooo:coordinate-region svg:x="0.756cm" svg:y="0.379cm" svg:width="11.7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23" chart:class="chart:scatter">
            <chart:domain table:cell-range-address="Sheet1.B3:Sheet1.B23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23</svg:desc>
                </draw:g>
              </table:table-cell>
              <table:table-cell office:value-type="float" office:value="11.2">
                <text:p>11.2</text:p>
                <draw:g>
                  <svg:desc>Sheet1.F3:Sheet1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">
                <text:p>27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">
                <text:p>32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">
                <text:p>37.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5">
                <text:p>42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">
                <text:p>47.5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5.6">
                <text:p>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35cm" svg:y="4.203cm" style:legend-expansion="high" chart:style-name="ch2"/>
        <chart:plot-area chart:style-name="ch3" table:cell-range-address="Sheet1.G97:Sheet1.H102" chart:data-source-has-labels="column" svg:x="0.319cm" svg:y="0.18cm" svg:width="13.097cm" svg:height="8.645cm">
          <chartooo:coordinate-region svg:x="1.231cm" svg:y="0.18cm" svg:width="12.185cm" svg:height="6.006cm"/>
          <chart:axis chart:dimension="x" chart:name="primary-x" chart:style-name="ch4" chartooo:axis-type="auto">
            <chartooo:date-scale/>
            <chart:categories table:cell-range-address="Sheet1.G97:Sheet1.G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97:Sheet1.H10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без экрана</text:p>
                <draw:g>
                  <svg:desc>Sheet1.G97:Sheet1.G102</svg:desc>
                </draw:g>
              </table:table-cell>
              <table:table-cell office:value-type="float" office:value="1">
                <text:p>1</text:p>
                <draw:g>
                  <svg:desc>Sheet1.H97:Sheet1.H102</svg:desc>
                </draw:g>
              </table:table-cell>
            </table:table-row>
            <table:table-row>
              <table:table-cell office:value-type="string">
                <text:p>пластик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резина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решетка крупная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железный лист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решетка мелкая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1.B24:Sheet1.B44 Sheet1.F24:Sheet1.F44" svg:x="0.32cm" svg:y="0.18cm" svg:width="12.534cm" svg:height="8.64cm">
          <chartooo:coordinate-region svg:x="0.756cm" svg:y="0.379cm" svg:width="11.7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4:Sheet1.F44" chart:class="chart:scatter">
            <chart:domain table:cell-range-address="Sheet1.B24:Sheet1.B4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4:Sheet1.B44</svg:desc>
                </draw:g>
              </table:table-cell>
              <table:table-cell office:value-type="float" office:value="5.6">
                <text:p>5.6</text:p>
                <draw:g>
                  <svg:desc>Sheet1.F24:Sheet1.F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">
                <text:p>27.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">
                <text:p>32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">
                <text:p>37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5">
                <text:p>42.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">
                <text:p>47.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3.85">
                <text:p>3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heet1.B45:Sheet1.B65 Sheet1.F45:Sheet1.F65" svg:x="0.32cm" svg:y="0.18cm" svg:width="12.534cm" svg:height="8.64cm">
          <chartooo:coordinate-region svg:x="0.756cm" svg:y="0.379cm" svg:width="11.7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45:Sheet1.F65" chart:class="chart:scatter">
            <chart:domain table:cell-range-address="Sheet1.B45:Sheet1.B6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5:Sheet1.B65</svg:desc>
                </draw:g>
              </table:table-cell>
              <table:table-cell office:value-type="float" office:value="17.5">
                <text:p>17.5</text:p>
                <draw:g>
                  <svg:desc>Sheet1.F45:Sheet1.F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5">
                <text:p>27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5">
                <text:p>32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5">
                <text:p>37.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5">
                <text:p>42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">
                <text:p>47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46cm" svg:y="1.711cm" style:legend-expansion="high" chart:style-name="ch2"/>
        <chart:plot-area chart:style-name="ch3" table:cell-range-address="Sheet2.A1:Sheet2.C21" svg:x="0.32cm" svg:y="0.18cm" svg:width="10.606cm" svg:height="8.64cm">
          <chartooo:coordinate-region svg:x="0.941cm" svg:y="0.379cm" svg:width="9.8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C1" chart:class="chart:line">
            <chart:data-point chart:repeated="3"/>
          </chart:series>
          <chart:series chart:style-name="ch7" chart:values-cell-range-address="Sheet2.A2:Sheet2.C2" chart:class="chart:line">
            <chart:data-point chart:repeated="3"/>
          </chart:series>
          <chart:series chart:style-name="ch8" chart:values-cell-range-address="Sheet2.A3:Sheet2.C3" chart:class="chart:line">
            <chart:data-point chart:repeated="3"/>
          </chart:series>
          <chart:series chart:style-name="ch9" chart:values-cell-range-address="Sheet2.A4:Sheet2.C4" chart:class="chart:line">
            <chart:data-point chart:repeated="3"/>
          </chart:series>
          <chart:series chart:style-name="ch10" chart:values-cell-range-address="Sheet2.A5:Sheet2.C5" chart:class="chart:line">
            <chart:data-point chart:repeated="3"/>
          </chart:series>
          <chart:series chart:style-name="ch11" chart:values-cell-range-address="Sheet2.A6:Sheet2.C6" chart:class="chart:line">
            <chart:data-point chart:repeated="3"/>
          </chart:series>
          <chart:series chart:style-name="ch12" chart:values-cell-range-address="Sheet2.A7:Sheet2.C7" chart:class="chart:line">
            <chart:data-point chart:repeated="3"/>
          </chart:series>
          <chart:series chart:style-name="ch13" chart:values-cell-range-address="Sheet2.A8:Sheet2.C8" chart:class="chart:line">
            <chart:data-point chart:repeated="3"/>
          </chart:series>
          <chart:series chart:style-name="ch14" chart:values-cell-range-address="Sheet2.A9:Sheet2.C9" chart:class="chart:line">
            <chart:data-point chart:repeated="3"/>
          </chart:series>
          <chart:series chart:style-name="ch15" chart:values-cell-range-address="Sheet2.A10:Sheet2.C10" chart:class="chart:line">
            <chart:data-point chart:repeated="3"/>
          </chart:series>
          <chart:series chart:style-name="ch16" chart:values-cell-range-address="Sheet2.A11:Sheet2.C11" chart:class="chart:line">
            <chart:data-point chart:repeated="3"/>
          </chart:series>
          <chart:series chart:style-name="ch17" chart:values-cell-range-address="Sheet2.A12:Sheet2.C12" chart:class="chart:line">
            <chart:data-point chart:repeated="3"/>
          </chart:series>
          <chart:series chart:style-name="ch18" chart:values-cell-range-address="Sheet2.A13:Sheet2.C13" chart:class="chart:line">
            <chart:data-point chart:repeated="3"/>
          </chart:series>
          <chart:series chart:style-name="ch19" chart:values-cell-range-address="Sheet2.A14:Sheet2.C14" chart:class="chart:line">
            <chart:data-point chart:repeated="3"/>
          </chart:series>
          <chart:series chart:style-name="ch20" chart:values-cell-range-address="Sheet2.A15:Sheet2.C15" chart:class="chart:line">
            <chart:data-point chart:repeated="3"/>
          </chart:series>
          <chart:series chart:style-name="ch21" chart:values-cell-range-address="Sheet2.A16:Sheet2.C16" chart:class="chart:line">
            <chart:data-point chart:repeated="3"/>
          </chart:series>
          <chart:series chart:style-name="ch22" chart:values-cell-range-address="Sheet2.A17:Sheet2.C17" chart:class="chart:line">
            <chart:data-point chart:repeated="3"/>
          </chart:series>
          <chart:series chart:style-name="ch23" chart:values-cell-range-address="Sheet2.A18:Sheet2.C18" chart:class="chart:line">
            <chart:data-point chart:repeated="3"/>
          </chart:series>
          <chart:series chart:style-name="ch24" chart:values-cell-range-address="Sheet2.A19:Sheet2.C19" chart:class="chart:line">
            <chart:data-point chart:repeated="3"/>
          </chart:series>
          <chart:series chart:style-name="ch25" chart:values-cell-range-address="Sheet2.A20:Sheet2.C20" chart:class="chart:line">
            <chart:data-point chart:repeated="3"/>
          </chart:series>
          <chart:series chart:style-name="ch26" chart:values-cell-range-address="Sheet2.A21:Sheet2.C21" chart:class="chart:line">
            <chart:data-point chart:repeated="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.6">
                <text:p>5.6</text:p>
                <draw:g>
                  <svg:desc>Sheet2.A1:Sheet2.C1</svg:desc>
                </draw:g>
              </table:table-cell>
              <table:table-cell office:value-type="float" office:value="11.2">
                <text:p>11.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1.2">
                <text:p>11.2</text:p>
                <draw:g>
                  <svg:desc>Sheet2.A2:Sheet2.C2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.55">
                <text:p>4.55</text:p>
                <draw:g>
                  <svg:desc>Sheet2.A3:Sheet2.C3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4:Sheet2.C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0.15">
                <text:p>10.15</text:p>
                <draw:g>
                  <svg:desc>Sheet2.A5:Sheet2.C5</svg:desc>
                </draw:g>
              </table:table-cell>
              <table:table-cell office:value-type="float" office:value="6.3">
                <text:p>6.3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Sheet2.A6:Sheet2.C6</svg:desc>
                </draw:g>
              </table:table-cell>
              <table:table-cell office:value-type="float" office:value="4.55">
                <text:p>4.5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Sheet2.A7:Sheet2.C7</svg:desc>
                </draw:g>
              </table:table-cell>
              <table:table-cell office:value-type="float" office:value="2.45">
                <text:p>2.4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7">
                <text:p>0.7</text:p>
                <draw:g>
                  <svg:desc>Sheet2.A8:Sheet2.C8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2.A9:Sheet2.C9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.05">
                <text:p>1.05</text:p>
                <draw:g>
                  <svg:desc>Sheet2.A10:Sheet2.C10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2.A11:Sheet2.C11</svg:desc>
                </draw:g>
              </table:table-cell>
              <table:table-cell office:value-type="float" office:value="3.15">
                <text:p>3.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.45">
                <text:p>2.45</text:p>
                <draw:g>
                  <svg:desc>Sheet2.A12:Sheet2.C12</svg:desc>
                </draw:g>
              </table:table-cell>
              <table:table-cell office:value-type="float" office:value="2.8">
                <text:p>2.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3.15">
                <text:p>3.15</text:p>
                <draw:g>
                  <svg:desc>Sheet2.A13:Sheet2.C13</svg:desc>
                </draw:g>
              </table:table-cell>
              <table:table-cell office:value-type="float" office:value="5.25">
                <text:p>5.2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Sheet2.A14:Sheet2.C1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.95">
                <text:p>5.95</text:p>
                <draw:g>
                  <svg:desc>Sheet2.A15:Sheet2.C15</svg:desc>
                </draw:g>
              </table:table-cell>
              <table:table-cell office:value-type="float" office:value="11.2">
                <text:p>11.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5.25">
                <text:p>5.25</text:p>
                <draw:g>
                  <svg:desc>Sheet2.A16:Sheet2.C16</svg:desc>
                </draw:g>
              </table:table-cell>
              <table:table-cell office:value-type="float" office:value="9.1">
                <text:p>9.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6.3">
                <text:p>6.3</text:p>
                <draw:g>
                  <svg:desc>Sheet2.A17:Sheet2.C17</svg:desc>
                </draw:g>
              </table:table-cell>
              <table:table-cell office:value-type="float" office:value="7.7">
                <text:p>7.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2.45">
                <text:p>2.45</text:p>
                <draw:g>
                  <svg:desc>Sheet2.A18:Sheet2.C18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35">
                <text:p>0.35</text:p>
                <draw:g>
                  <svg:desc>Sheet2.A19:Sheet2.C1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1.05">
                <text:p>1.05</text:p>
                <draw:g>
                  <svg:desc>Sheet2.A20:Sheet2.C20</svg:desc>
                </draw:g>
              </table:table-cell>
              <table:table-cell office:value-type="float" office:value="4.55">
                <text:p>4.5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3.85">
                <text:p>3.85</text:p>
                <draw:g>
                  <svg:desc>Sheet2.A21:Sheet2.C21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3.702cm" svg:y="3.207cm" style:legend-expansion="high" chart:style-name="ch2"/>
        <chart:plot-area chart:style-name="ch3" table:cell-range-address="Sheet2.I1:Sheet2.K5" svg:x="0.319cm" svg:y="0.18cm" svg:width="13.064cm" svg:height="8.645cm">
          <chartooo:coordinate-region svg:x="0.94cm" svg:y="0.379cm" svg:width="12.34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I1:Sheet2.K1" chart:class="chart:line">
            <chart:data-point chart:repeated="3"/>
          </chart:series>
          <chart:series chart:style-name="ch7" chart:values-cell-range-address="Sheet2.I2:Sheet2.K2" chart:class="chart:line">
            <chart:data-point chart:repeated="3"/>
          </chart:series>
          <chart:series chart:style-name="ch8" chart:values-cell-range-address="Sheet2.I3:Sheet2.K3" chart:class="chart:line">
            <chart:data-point chart:repeated="3"/>
          </chart:series>
          <chart:series chart:style-name="ch9" chart:values-cell-range-address="Sheet2.I4:Sheet2.K4" chart:class="chart:line">
            <chart:data-point chart:repeated="3"/>
          </chart:series>
          <chart:series chart:style-name="ch10" chart:values-cell-range-address="Sheet2.I5:Sheet2.K5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.6">
                <text:p>5.6</text:p>
                <draw:g>
                  <svg:desc>Sheet2.I1:Sheet2.K1</svg:desc>
                </draw:g>
              </table:table-cell>
              <table:table-cell office:value-type="float" office:value="11.2">
                <text:p>11.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Sheet2.I2:Sheet2.K2</svg:desc>
                </draw:g>
              </table:table-cell>
              <table:table-cell office:value-type="float" office:value="4.55">
                <text:p>4.5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2.I3:Sheet2.K3</svg:desc>
                </draw:g>
              </table:table-cell>
              <table:table-cell office:value-type="float" office:value="3.15">
                <text:p>3.1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.25">
                <text:p>5.25</text:p>
                <draw:g>
                  <svg:desc>Sheet2.I4:Sheet2.K4</svg:desc>
                </draw:g>
              </table:table-cell>
              <table:table-cell office:value-type="float" office:value="9.1">
                <text:p>9.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.85">
                <text:p>3.85</text:p>
                <draw:g>
                  <svg:desc>Sheet2.I5:Sheet2.K5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244cm" svg:y="1.714cm" style:legend-expansion="high" chart:style-name="ch2"/>
        <chart:plot-area chart:style-name="ch3" table:cell-range-address="Sheet2.A23:Sheet2.C43" svg:x="0.319cm" svg:y="0.18cm" svg:width="10.606cm" svg:height="8.646cm">
          <chartooo:coordinate-region svg:x="1.046cm" svg:y="0.379cm" svg:width="9.78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3:Sheet2.C23" chart:class="chart:line">
            <chart:data-point chart:repeated="3"/>
          </chart:series>
          <chart:series chart:style-name="ch7" chart:values-cell-range-address="Sheet2.A24:Sheet2.C24" chart:class="chart:line">
            <chart:data-point chart:repeated="3"/>
          </chart:series>
          <chart:series chart:style-name="ch8" chart:values-cell-range-address="Sheet2.A25:Sheet2.C25" chart:class="chart:line">
            <chart:data-point chart:repeated="3"/>
          </chart:series>
          <chart:series chart:style-name="ch9" chart:values-cell-range-address="Sheet2.A26:Sheet2.C26" chart:class="chart:line">
            <chart:data-point chart:repeated="3"/>
          </chart:series>
          <chart:series chart:style-name="ch10" chart:values-cell-range-address="Sheet2.A27:Sheet2.C27" chart:class="chart:line">
            <chart:data-point chart:repeated="3"/>
          </chart:series>
          <chart:series chart:style-name="ch11" chart:values-cell-range-address="Sheet2.A28:Sheet2.C28" chart:class="chart:line">
            <chart:data-point chart:repeated="3"/>
          </chart:series>
          <chart:series chart:style-name="ch12" chart:values-cell-range-address="Sheet2.A29:Sheet2.C29" chart:class="chart:line">
            <chart:data-point chart:repeated="3"/>
          </chart:series>
          <chart:series chart:style-name="ch13" chart:values-cell-range-address="Sheet2.A30:Sheet2.C30" chart:class="chart:line">
            <chart:data-point chart:repeated="3"/>
          </chart:series>
          <chart:series chart:style-name="ch14" chart:values-cell-range-address="Sheet2.A31:Sheet2.C31" chart:class="chart:line">
            <chart:data-point chart:repeated="3"/>
          </chart:series>
          <chart:series chart:style-name="ch15" chart:values-cell-range-address="Sheet2.A32:Sheet2.C32" chart:class="chart:line">
            <chart:data-point chart:repeated="3"/>
          </chart:series>
          <chart:series chart:style-name="ch16" chart:values-cell-range-address="Sheet2.A33:Sheet2.C33" chart:class="chart:line">
            <chart:data-point chart:repeated="3"/>
          </chart:series>
          <chart:series chart:style-name="ch17" chart:values-cell-range-address="Sheet2.A34:Sheet2.C34" chart:class="chart:line">
            <chart:data-point chart:repeated="3"/>
          </chart:series>
          <chart:series chart:style-name="ch18" chart:values-cell-range-address="Sheet2.A35:Sheet2.C35" chart:class="chart:line">
            <chart:data-point chart:repeated="3"/>
          </chart:series>
          <chart:series chart:style-name="ch19" chart:values-cell-range-address="Sheet2.A36:Sheet2.C36" chart:class="chart:line">
            <chart:data-point chart:repeated="3"/>
          </chart:series>
          <chart:series chart:style-name="ch20" chart:values-cell-range-address="Sheet2.A37:Sheet2.C37" chart:class="chart:line">
            <chart:data-point chart:repeated="3"/>
          </chart:series>
          <chart:series chart:style-name="ch21" chart:values-cell-range-address="Sheet2.A38:Sheet2.C38" chart:class="chart:line">
            <chart:data-point chart:repeated="3"/>
          </chart:series>
          <chart:series chart:style-name="ch22" chart:values-cell-range-address="Sheet2.A39:Sheet2.C39" chart:class="chart:line">
            <chart:data-point chart:repeated="3"/>
          </chart:series>
          <chart:series chart:style-name="ch23" chart:values-cell-range-address="Sheet2.A40:Sheet2.C40" chart:class="chart:line">
            <chart:data-point chart:repeated="3"/>
          </chart:series>
          <chart:series chart:style-name="ch24" chart:values-cell-range-address="Sheet2.A41:Sheet2.C41" chart:class="chart:line">
            <chart:data-point chart:repeated="3"/>
          </chart:series>
          <chart:series chart:style-name="ch25" chart:values-cell-range-address="Sheet2.A42:Sheet2.C42" chart:class="chart:line">
            <chart:data-point chart:repeated="3"/>
          </chart:series>
          <chart:series chart:style-name="ch26" chart:values-cell-range-address="Sheet2.A43:Sheet2.C43" chart:class="chart:line">
            <chart:data-point chart:repeated="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3:Sheet2.C23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4:Sheet2.C24</svg:desc>
                </draw:g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5:Sheet2.C25</svg:desc>
                </draw:g>
              </table:table-cell>
              <table:table-cell office:value-type="float" office:value="9.45">
                <text:p>9.45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6:Sheet2.C2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7:Sheet2.C27</svg:desc>
                </draw:g>
              </table:table-cell>
              <table:table-cell office:value-type="float" office:value="-3.85">
                <text:p>-3.85</text:p>
              </table:table-cell>
              <table:table-cell office:value-type="float" office:value="0.699999999999999">
                <text:p>0.699999999999999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8:Sheet2.C28</svg:desc>
                </draw:g>
              </table:table-cell>
              <table:table-cell office:value-type="float" office:value="1.05">
                <text:p>1.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29:Sheet2.C29</svg:desc>
                </draw:g>
              </table:table-cell>
              <table:table-cell office:value-type="float" office:value="-1.05">
                <text:p>-1.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0:Sheet2.C30</svg:desc>
                </draw:g>
              </table:table-cell>
              <table:table-cell office:value-type="float" office:value="4.9">
                <text:p>4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1:Sheet2.C31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2:Sheet2.C32</svg:desc>
                </draw:g>
              </table:table-cell>
              <table:table-cell office:value-type="float" office:value="0.35">
                <text:p>0.3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3:Sheet2.C33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4:Sheet2.C34</svg:desc>
                </draw:g>
              </table:table-cell>
              <table:table-cell office:value-type="float" office:value="0.35">
                <text:p>0.35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5:Sheet2.C35</svg:desc>
                </draw:g>
              </table:table-cell>
              <table:table-cell office:value-type="float" office:value="2.1">
                <text:p>2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6:Sheet2.C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7:Sheet2.C37</svg:desc>
                </draw:g>
              </table:table-cell>
              <table:table-cell office:value-type="float" office:value="5.25">
                <text:p>5.25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8:Sheet2.C38</svg:desc>
                </draw:g>
              </table:table-cell>
              <table:table-cell office:value-type="float" office:value="3.85">
                <text:p>3.8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39:Sheet2.C39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40:Sheet2.C40</svg:desc>
                </draw:g>
              </table:table-cell>
              <table:table-cell office:value-type="float" office:value="8.05">
                <text:p>8.0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41:Sheet2.C41</svg:desc>
                </draw:g>
              </table:table-cell>
              <table:table-cell office:value-type="float" office:value="6.65">
                <text:p>6.6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42:Sheet2.C42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A43:Sheet2.C43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4.201cm" style:legend-expansion="high" chart:style-name="ch2"/>
        <chart:plot-area chart:style-name="ch3" table:cell-range-address="Sheet2.E23:Sheet2.G23" svg:x="0.32cm" svg:y="0.18cm" svg:width="12.878cm" svg:height="8.64cm">
          <chartooo:coordinate-region svg:x="1.047cm" svg:y="0.379cm" svg:width="12.0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23:Sheet2.G2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2.E23:Sheet2.G23</svg:desc>
                </draw:g>
              </table:table-cell>
              <table:table-cell office:value-type="float" office:value="2.8">
                <text:p>2.8</text:p>
              </table:table-cell>
              <table:table-cell office:value-type="float" office:value="4.15">
                <text:p>4.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2.E1:Sheet2.G1" svg:x="0.32cm" svg:y="0.18cm" svg:width="13.063cm" svg:height="8.64cm">
          <chartooo:coordinate-region svg:x="0.756cm" svg:y="0.379cm" svg:width="12.5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1:Sheet2.G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.88333333333333">
                <text:p>3.88333333333333</text:p>
                <draw:g>
                  <svg:desc>Sheet2.E1:Sheet2.G1</svg:desc>
                </draw:g>
              </table:table-cell>
              <table:table-cell office:value-type="float" office:value="6.68333333333333">
                <text:p>6.68333333333333</text:p>
              </table:table-cell>
              <table:table-cell office:value-type="float" office:value="8.03333333333333">
                <text:p>8.03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bar" chart:style-name="ch1">
        <chart:legend chart:legend-position="end" svg:x="12.543cm" svg:y="2.958cm" style:legend-expansion="high" chart:style-name="ch2"/>
        <chart:plot-area chart:style-name="ch3" table:cell-range-address="Sheet1.F75:Sheet1.G80" chart:data-source-has-labels="column" svg:x="0.319cm" svg:y="0.18cm" svg:width="11.905cm" svg:height="8.645cm">
          <chartooo:coordinate-region svg:x="0.94cm" svg:y="0.379cm" svg:width="11.28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75:Sheet1.F75" chart:label-cell-address="Sheet1.G75:Sheet1.G75" chart:class="chart:bar">
            <chart:data-point/>
          </chart:series>
          <chart:series chart:style-name="ch8" chart:values-cell-range-address="Sheet1.F76:Sheet1.F76" chart:label-cell-address="Sheet1.G76:Sheet1.G76" chart:class="chart:bar">
            <chart:data-point/>
          </chart:series>
          <chart:series chart:style-name="ch9" chart:values-cell-range-address="Sheet1.F77:Sheet1.G77" chart:label-cell-address="Sheet1.G77:Sheet1.G77" chart:class="chart:bar">
            <chart:data-point chart:repeated="2"/>
          </chart:series>
          <chart:series chart:style-name="ch10" chart:values-cell-range-address="Sheet1.F78:Sheet1.G78" chart:label-cell-address="Sheet1.G78:Sheet1.G78" chart:class="chart:bar">
            <chart:data-point chart:repeated="2"/>
          </chart:series>
          <chart:series chart:style-name="ch11" chart:values-cell-range-address="Sheet1.F79:Sheet1.G79" chart:label-cell-address="Sheet1.G79:Sheet1.G79" chart:class="chart:bar">
            <chart:data-point chart:repeated="2"/>
          </chart:series>
          <chart:series chart:style-name="ch12" chart:values-cell-range-address="Sheet1.F80:Sheet1.G80" chart:label-cell-address="Sheet1.G80:Sheet1.G80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без экрана</text:p>
                <draw:g>
                  <svg:desc>Sheet1.G75:Sheet1.G75</svg:desc>
                </draw:g>
              </table:table-cell>
              <table:table-cell office:value-type="float" office:value="17.5">
                <text:p>17.5</text:p>
                <draw:g>
                  <svg:desc>Sheet1.F75:Sheet1.F75</svg:desc>
                </draw:g>
              </table:table-cell>
            </table:table-row>
            <table:table-row>
              <table:table-cell office:value-type="string">
                <text:p>пластик</text:p>
                <draw:g>
                  <svg:desc>Sheet1.G76:Sheet1.G76</svg:desc>
                </draw:g>
              </table:table-cell>
              <table:table-cell office:value-type="float" office:value="17.5">
                <text:p>17.5</text:p>
                <draw:g>
                  <svg:desc>Sheet1.F76:Sheet1.F76</svg:desc>
                </draw:g>
              </table:table-cell>
            </table:table-row>
            <table:table-row>
              <table:table-cell office:value-type="string">
                <text:p>резина</text:p>
                <draw:g>
                  <svg:desc>Sheet1.G77:Sheet1.G77</svg:desc>
                </draw:g>
              </table:table-cell>
              <table:table-cell office:value-type="float" office:value="12.25">
                <text:p>12.25</text:p>
                <draw:g>
                  <svg:desc>Sheet1.F77:Sheet1.G77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ешетка крупная</text:p>
                <draw:g>
                  <svg:desc>Sheet1.G78:Sheet1.G78</svg:desc>
                </draw:g>
              </table:table-cell>
              <table:table-cell office:value-type="float" office:value="11.2">
                <text:p>11.2</text:p>
                <draw:g>
                  <svg:desc>Sheet1.F78:Sheet1.G78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железный лист</text:p>
                <draw:g>
                  <svg:desc>Sheet1.G79:Sheet1.G79</svg:desc>
                </draw:g>
              </table:table-cell>
              <table:table-cell office:value-type="float" office:value="1.4">
                <text:p>1.4</text:p>
                <draw:g>
                  <svg:desc>Sheet1.F79:Sheet1.G79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ешетка мелкая</text:p>
                <draw:g>
                  <svg:desc>Sheet1.G80:Sheet1.G80</svg:desc>
                </draw:g>
              </table:table-cell>
              <table:table-cell office:value-type="float" office:value="0.7">
                <text:p>0.7</text:p>
                <draw:g>
                  <svg:desc>Sheet1.F80:Sheet1.G80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